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itle">
      <style:text-properties fo:font-size="26pt" officeooo:paragraph-rsid="0001e07c" style:font-size-asian="26pt" style:font-size-complex="26pt"/>
    </style:style>
    <style:style style:name="P2" style:family="paragraph" style:parent-style-name="Standard">
      <style:text-properties officeooo:rsid="000014a6" officeooo:paragraph-rsid="000014a6"/>
    </style:style>
    <style:style style:name="P3" style:family="paragraph" style:parent-style-name="Standard">
      <style:paragraph-properties fo:text-align="center" style:justify-single-word="false"/>
      <style:text-properties officeooo:rsid="000014a6" officeooo:paragraph-rsid="000014a6"/>
    </style:style>
    <style:style style:name="P4" style:family="paragraph" style:parent-style-name="Standard">
      <style:text-properties officeooo:rsid="000014a6" officeooo:paragraph-rsid="0000383d"/>
    </style:style>
    <style:style style:name="P5" style:family="paragraph" style:parent-style-name="Standard">
      <style:text-properties fo:font-style="italic" officeooo:rsid="000014a6" officeooo:paragraph-rsid="000014a6" style:font-style-asian="italic" style:font-style-complex="italic"/>
    </style:style>
    <style:style style:name="P6" style:family="paragraph" style:parent-style-name="Standard">
      <style:text-properties officeooo:rsid="0000383d" officeooo:paragraph-rsid="0000383d"/>
    </style:style>
    <style:style style:name="P7" style:family="paragraph" style:parent-style-name="Standard">
      <style:text-properties officeooo:rsid="000056d6" officeooo:paragraph-rsid="000056d6"/>
    </style:style>
    <style:style style:name="P8" style:family="paragraph" style:parent-style-name="Standard">
      <style:text-properties officeooo:rsid="0001e07c" officeooo:paragraph-rsid="0001e07c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</style:style>
    <style:style style:name="T1" style:family="text">
      <style:text-properties officeooo:rsid="000014a6"/>
    </style:style>
    <style:style style:name="T2" style:family="text">
      <style:text-properties officeooo:rsid="0000383d"/>
    </style:style>
    <style:style style:name="T3" style:family="text">
      <style:text-properties style:text-position="sub 58%" officeooo:rsid="0000383d"/>
    </style:style>
    <style:style style:name="T4" style:family="text">
      <style:text-properties style:text-position="super 58%" officeooo:rsid="0000383d"/>
    </style:style>
    <style:style style:name="T5" style:family="text">
      <style:text-properties style:text-position="0% 100%" officeooo:rsid="0000383d"/>
    </style:style>
    <style:style style:name="T6" style:family="text">
      <style:text-properties officeooo:rsid="0001e07c"/>
    </style:style>
    <style:style style:name="gr1" style:family="graphic">
      <style:graphic-properties svg:stroke-width="0.0201in" svg:stroke-color="#000000" draw:marker-start="Arrowheads_20_1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575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25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stant Quantum <text:span text:style-name="T1">Partial Observations</text:span></text:p>
      <text:p text:style-name="P3">by Sven Nilsen, 2020</text:p>
      <text:p text:style-name="P2"/>
      <text:p text:style-name="P5">In this paper I discuss the semantics of instant partial observations of quantum functions.</text:p>
      <text:p text:style-name="P2"/>
      <text:p text:style-name="P2">In the paper “Quantum Propagation”, I mentioned that at any given instant, every outcome of a partial observation `g` is equally probable if `f` is semi quantum <text:span text:style-name="T2">(all amplitudes have same length)</text:span>:</text:p>
      <text:p text:style-name="P2"/>
      <text:p text:style-name="P2"><text:tab/>g · f<text:tab/><text:tab/><text:tab/>`g` is a partial observation of a semi quantum function `f`</text:p>
      <text:p text:style-name="P2"/>
      <text:p text:style-name="P2"><text:tab/><text:span text:style-name="T2">f : () → 𝔹</text:span><text:span text:style-name="T4">n</text:span><text:span text:style-name="T5"><text:tab/><text:tab/>`f` is semi quantum<text:tab/><text:tab/>|∃</text:span><text:span text:style-name="T3">pc</text:span><text:span text:style-name="T5">f| &lt;=&gt; ∃</text:span><text:span text:style-name="T3">p</text:span><text:span text:style-name="T5">f</text:span></text:p>
      <text:p text:style-name="P2"><text:tab/><text:span text:style-name="T2">g : 𝔹</text:span><text:span text:style-name="T4">n</text:span><text:span text:style-name="T2"> → 𝔹</text:span><text:span text:style-name="T4">m</text:span><text:span text:style-name="T2"><text:tab/><text:tab/>m &lt; n</text:span></text:p>
      <text:p text:style-name="P2"/>
      <text:p text:style-name="P6">For simplicity, I will use `m = 1` the rest of this <text:span text:style-name="T6">paper</text:span>.</text:p>
      <text:p text:style-name="P2"/>
      <text:p text:style-name="P2">The intuition is that assuming some level of theorem proving abilities, one can construct a pair of complex probability amplitudes `a` and `b` in the <text:span text:style-name="T2">expanded quantum propagation product</text:span>:</text:p>
      <text:p text:style-name="P2"/>
      <text:p text:style-name="P2"><text:tab/>(a, b) : ℂ ⨯ ℂ</text:p>
      <text:p text:style-name="P2"/>
      <text:p text:style-name="P4"><text:tab/><text:span text:style-name="T5">∃</text:span><text:span text:style-name="T3">pc</text:span><text:span text:style-name="T5">f &lt;=&gt; x<text:tab/><text:tab/><text:tab/>Use `x` as shorthand for the complex probabilistic existential path</text:span></text:p>
      <text:p text:style-name="P2"/>
      <text:p text:style-name="P2"><text:tab/><text:span text:style-name="T2">a = x</text:span><text:span text:style-name="T3">0</text:span><text:span text:style-name="T2">x</text:span><text:span text:style-name="T3">1</text:span><text:span text:style-name="T4">*</text:span><text:span text:style-name="T5"><text:tab/><text:tab/><text:tab/>`a` is a basis vector under quantum propagation</text:span></text:p>
      <text:p text:style-name="P2"><text:tab/><text:span text:style-name="T2">b = x</text:span><text:span text:style-name="T3">2</text:span><text:span text:style-name="T2">x</text:span><text:span text:style-name="T3">3</text:span><text:span text:style-name="T4">*</text:span><text:span text:style-name="T5"><text:tab/><text:tab/><text:tab/>`b` is a basis vector under quantum propagation</text:span></text:p>
      <text:p text:style-name="P2"/>
      <text:p text:style-name="P2"><text:tab/><text:span text:style-name="T2">[0, 1, 2, 3] : ?ℕ<text:tab/><text:tab/>Higher order non-deterministic natural numbers (read: samples)</text:span></text:p>
      <text:p text:style-name="P2"/>
      <text:p text:style-name="P6">Such that:</text:p>
      <text:p text:style-name="P6"/>
      <text:p text:style-name="P6"><text:tab/>g(0) = g(1)<text:tab/><text:tab/>g(2) = g(3)<text:tab/><text:tab/>g(0) &lt; g(2)</text:p>
      <text:p text:style-name="P6"/>
      <text:p text:style-name="P7">There is no coincidence that this was in the paper about “Higher Order Non-Deterministic Diagrams”.</text:p>
      <text:p text:style-name="P7">I am trying to understand how high the level of theorem proving ability is required to find a sampling algorithm, no matter which partial observation `g` that is chosen.</text:p>
      <text:p text:style-name="P7"/>
      <text:p text:style-name="P7"><draw:line text:anchor-type="paragraph" draw:z-index="0" draw:name="Shape1" draw:style-name="gr1" draw:text-style-name="P9" svg:x1="1.6591in" svg:y1="1.1043in" svg:x2="4.8555in" svg:y2="1.1118in"><text:p/></draw:line><draw:frame text:anchor-type="paragraph" draw:z-index="1" draw:name="Shape2" draw:style-name="gr2" draw:text-style-name="P10" svg:width="1.276in" svg:height="0.576in" svg:x="0.3835in" svg:y="0.7728in"><draw:text-box><text:p>Low theorem proving ability, takes longer time</text:p></draw:text-box></draw:frame><draw:frame text:anchor-type="paragraph" draw:z-index="2" draw:name="Shape2" draw:style-name="gr2" draw:text-style-name="P10" svg:width="1.276in" svg:height="0.576in" svg:x="4.9898in" svg:y="0.8516in"><draw:text-box><text:p>High theorem proving ability, takes shorter time</text:p></draw:text-box></draw:frame>It is understood that this sampling algorithm is not trivial to write down in its most efficient form, but I assume that it will be unique in the sense that all output pairs will have same statistical properties. Under this assumption, <text:span text:style-name="T6">there is a trade-off between theorem proving abilities and time:</text:span></text:p>
      <text:p text:style-name="P7"><draw:frame text:anchor-type="paragraph" draw:z-index="3" draw:name="Shape3" draw:style-name="gr3" draw:text-style-name="P10" svg:width="2.0398in" svg:height="0.2524in" svg:x="2.2807in" svg:y="0.1618in"><draw:text-box><text:p>Sampling efficiency trade-off</text:p></draw:text-box></draw:frame></text:p>
      <text:p text:style-name="P7"/>
      <text:p text:style-name="P7"/>
      <text:p text:style-name="P7"/>
      <text:p text:style-name="P7"/>
      <text:p text:style-name="P8">Therefore, instant quantum partial observations belongs to a computational complexity class with respect to some oracle where one can take “every path” when interpretated as a statistical limit in itself. For `m` bits in the partial observation, it is not possible to extract more than `m` bits of inform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marker draw:name="Arrowheads_20_1" draw:display-name="Arrowheads 1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1T17:15:16.910940000</meta:creation-date>
    <dc:date>2020-05-01T17:58:12.983168000</dc:date>
    <meta:editing-duration>PT1M3S</meta:editing-duration>
    <meta:editing-cycles>1</meta:editing-cycles>
    <meta:document-statistic meta:table-count="0" meta:image-count="0" meta:object-count="0" meta:page-count="1" meta:paragraph-count="20" meta:word-count="339" meta:character-count="1947" meta:non-whitespace-character-count="1605"/>
    <meta:generator>LibreOffice/5.1.2.2$MacOSX_X86_64 LibreOffice_project/d3bf12ecb743fc0d20e0be0c58ca359301eb705f</meta:generator>
  </office:meta>
</office:document-meta>
</file>